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officeooo:paragraph-rsid="001edffb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paragraph-rsid="001ada7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paragraph-rsid="001c6bb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rsid="00199ee0" officeooo:paragraph-rsid="00199ee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rsid="001edffb" officeooo:paragraph-rsid="001edff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rsid="001edffb" officeooo:paragraph-rsid="001edff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rsid="001e514d" officeooo:paragraph-rsid="001edff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solid" style:text-underline-width="auto" style:text-underline-color="font-color" fo:font-weight="normal" officeooo:rsid="001c6bbe" officeooo:paragraph-rsid="001c6bb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solid" style:text-underline-width="auto" style:text-underline-color="font-color" fo:font-weight="normal" officeooo:paragraph-rsid="001c6bb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name-asian="Monospace1" style:font-size-asian="12pt" style:font-weight-asian="normal" style:font-name-complex="Monospace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1ada7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199ee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1c6bbe" style:font-size-asian="12pt" style:font-size-complex="12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1e514d" officeooo:paragraph-rsid="001e514d" style:font-size-asian="12pt" style:font-size-complex="12pt"/>
    </style:style>
    <style:style style:name="P20" style:family="paragraph" style:parent-style-name="Standard" style:list-style-name="L4">
      <style:paragraph-properties fo:text-align="justify" style:justify-single-word="false"/>
      <style:text-properties officeooo:rsid="001edffb" officeooo:paragraph-rsid="001edffb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1edffb" officeooo:paragraph-rsid="00201ea7"/>
    </style:style>
    <style:style style:name="T1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language="fr" fo:country="FR" fo:font-style="normal" style:text-underline-style="none" fo:font-weight="normal" officeooo:rsid="001ada71" style:font-style-asian="normal" style:font-weight-asian="normal" style:font-style-complex="normal" style:font-weight-complex="normal"/>
    </style:style>
    <style:style style:name="T3" style:family="text">
      <style:text-properties fo:language="fr" fo:country="FR" fo:font-style="normal" style:text-underline-style="none" fo:font-weight="normal" officeooo:rsid="001c6bbe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style:text-underline-style="none" fo:font-weight="normal" officeooo:rsid="001edffb" style:font-style-asian="normal" style:font-weight-asian="normal" style:font-style-complex="normal" style:font-weight-complex="normal"/>
    </style:style>
    <style:style style:name="T5" style:family="text">
      <style:text-properties officeooo:rsid="00188629"/>
    </style:style>
    <style:style style:name="T6" style:family="text">
      <style:text-properties officeooo:rsid="00199ee0"/>
    </style:style>
    <style:style style:name="T7" style:family="text">
      <style:text-properties officeooo:rsid="001ada71"/>
    </style:style>
    <style:style style:name="T8" style:family="text">
      <style:text-properties officeooo:rsid="001c6bbe"/>
    </style:style>
    <style:style style:name="T9" style:family="text">
      <style:text-properties officeooo:rsid="001edffb"/>
    </style:style>
    <style:style style:name="T10" style:family="text">
      <style:text-properties style:font-name="Times New Roman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language="fr" fo:country="FR" fo:font-style="normal" style:text-underline-style="none" fo:font-weight="normal" officeooo:rsid="001edff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language="fr" fo:country="FR" fo:font-style="normal" style:text-underline-style="none" fo:font-weight="normal" officeooo:rsid="00201ea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fr" fo:country="FR" fo:font-style="normal" style:text-underline-style="solid" style:text-underline-width="auto" style:text-underline-color="font-color" fo:font-weight="normal" officeooo:rsid="001edff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officeooo:rsid="001e514d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 d’activités de Michael Ory</text:p>
      <text:p text:style-name="P14">du 01/0<text:span text:style-name="T5">5</text:span>/2014 au 3<text:span text:style-name="T5">1</text:span>/0<text:span text:style-name="T5">5</text:span>/2014</text:p>
      <text:p text:style-name="P12"/>
      <text:p text:style-name="P13"/>
      <text:p text:style-name="P10">GS-Cache</text:p>
      <text:p text:style-name="P4"><text:span text:style-name="T7">Mise en place du projet gs-cache. Ce dernier a pour responsabilité de gérer la transaction, les caches et leur pile.</text:span></text:p>
      <text:list xml:id="list1293750628931289616" text:style-name="L2">
        <text:list-item>
          <text:p text:style-name="P16"><text:span text:style-name="T2">Conception et implémentation de la gestion de la pile de contexte,</text:span></text:p>
        </text:list-item>
        <text:list-item>
          <text:p text:style-name="P16"><text:span text:style-name="T2">Développement </text:span><text:span text:style-name="T3">de la gestion de la référence sur le cache courant,</text:span></text:p>
        </text:list-item>
        <text:list-item>
          <text:p text:style-name="P19"><text:span text:style-name="T3">C</text:span><text:span text:style-name="T1">onception et implémentation de la gestion des dépendances du Cache,</text:span></text:p>
        </text:list-item>
        <text:list-item>
          <text:p text:style-name="P19"><text:span text:style-name="T1">Mise en place de tests unitaire</text:span><text:span text:style-name="T4">s</text:span><text:span text:style-name="T1"> afin de vérifier le bon fonctionnement de gs-cache.</text:span></text:p>
        </text:list-item>
      </text:list>
      <text:p text:style-name="P4"/>
      <text:p text:style-name="P11"><text:span text:style-name="T8">GS</text:span>-<text:span text:style-name="T8">C</text:span>oncurrency</text:p>
      <text:p text:style-name="P5"><text:span text:style-name="T7">Mise en place du projet</text:span> gs-concurrency. <text:span text:style-name="T8">Ce dernier a pour responsabilité la gestion du TimeStamp.</text:span></text:p>
      <text:list xml:id="list6498231105370345290" text:style-name="L3">
        <text:list-item>
          <text:p text:style-name="P7">Conception et implémentation de la spécialisation du vertex et de son root,</text:p>
        </text:list-item>
        <text:list-item>
          <text:p text:style-name="P7">Développement des dépendances avec timestamp,</text:p>
        </text:list-item>
        <text:list-item>
          <text:p text:style-name="P7">Mise en place du life manager,</text:p>
        </text:list-item>
        <text:list-item>
          <text:p text:style-name="P7">Conception et implémentation de la spécialisation du cache et de sa transaction,</text:p>
        </text:list-item>
        <text:list-item>
          <text:p text:style-name="P9">Mise en place de tests unitaire<text:span text:style-name="T9">s</text:span> afin de vérifier le bon fonctionnement de gs-c<text:span text:style-name="T9">oncurrency</text:span>.</text:p>
        </text:list-item>
      </text:list>
      <text:p text:style-name="P8"/>
      <text:p text:style-name="P2"><text:span text:style-name="T13">GS-Impl</text:span></text:p>
      <text:list xml:id="list1154093948308506226" text:style-name="L4">
        <text:list-item>
          <text:p text:style-name="P20"><text:span text:style-name="T10">Intégration de la vérification de l'état des components (checkIsAlive),</text:span></text:p>
        </text:list-item>
        <text:list-item>
          <text:p text:style-name="P20"><text:span text:style-name="T10">Suppression du calcul du méta level, et mise en place de son stockage,</text:span></text:p>
        </text:list-item>
        <text:list-item>
          <text:p text:style-name="P20"><text:span text:style-name="T10">Conception et implémentation du service de restructuration d'un nœud,</text:span></text:p>
        </text:list-item>
        <text:list-item>
          <text:p text:style-name="P20"><text:span text:style-name="T10">Refonte de la logique d'initialisation des nœuds,</text:span></text:p>
        </text:list-item>
        <text:list-item>
          <text:p text:style-name="P21"><text:span text:style-name="T10">Conception et </text:span><text:span text:style-name="T12">implémentation</text:span><text:span text:style-name="T10"> </text:span><text:span text:style-name="T12">de la getVertex, </text:span></text:p>
        </text:list-item>
        <text:list-item>
          <text:p text:style-name="P21"><text:span text:style-name="T10">Mise en place de tests unitaires supplémentaire afin de couvrir d'avantage de fonctionnalité,</text:span></text:p>
        </text:list-item>
      </text:list>
      <text:p text:style-name="P5"/>
      <text:p text:style-name="P18"/>
      <text:p text:style-name="P17"/>
      <text:p text:style-name="P17"/>
      <text:p text:style-name="P17"/>
      <text:p text:style-name="P6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6-19T17:02:09.693948557</dc:date>
    <meta:editing-duration>P2DT14H37M43S</meta:editing-duration>
    <meta:editing-cycles>31</meta:editing-cycles>
    <meta:generator>LibreOffice/4.2.3.3$Linux_X86_64 LibreOffice_project/420m0$Build-3</meta:generator>
    <meta:print-date>2014-05-22T15:20:14</meta:print-date>
    <meta:document-statistic meta:table-count="0" meta:image-count="0" meta:object-count="0" meta:page-count="1" meta:paragraph-count="22" meta:word-count="215" meta:character-count="1324" meta:non-whitespace-character-count="1145"/>
  </office:meta>
</office:document-meta>
</file>